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c4a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c4a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c4a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c4a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c4a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c4a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c4a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c4a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c4a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c4a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c4a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c4a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c4a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c4a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c4a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c4a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c4a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Thakeyra Valentina Rivero Soti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0/10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5814088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lexis Jose Sotillo Ye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98551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2.7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80" meta:non-whitespace-character-count="1011"/>
    <meta:template xlink:type="simple" xlink:actuate="onRequest" xlink:title="Normal" xlink:href=""/>
  </office:meta>
</office:document-meta>
</file>